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a500"/>
    </style:style>
    <style:style style:name="P2" style:family="paragraph" style:parent-style-name="Standard">
      <style:text-properties officeooo:paragraph-rsid="00183331"/>
    </style:style>
    <style:style style:name="P3" style:family="paragraph" style:parent-style-name="Standard">
      <style:text-properties officeooo:paragraph-rsid="00195f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(*)</text:p>
      <text:p text:style-name="Standard">Linux kernel只是linux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===========================</text:p>
      <text:p text:style-name="Standard">Linus kernel的整體架構</text:p>
      <text:p text:style-name="Standard"/>
      <text:p text:style-name="Standard"/>
      <text:p text:style-name="Standard"/>
      <text:p text:style-name="Standard"/>
      <text:p text:style-name="Standard"/>
      <text:p text:style-name="Standard">1.process Scheduler:</text:p>
      <text:p text:style-name="Standard"/>
      <text:p text:style-name="Standard">2.memory management</text:p>
      <text:p text:style-name="Standard"/>
      <text:p text:style-name="Standard">3.VFS (firtual file system)</text:p>
      <text:p text:style-name="Standard"/>
      <text:p text:style-name="Standard">4. Network</text:p>
      <text:p text:style-name="Standard"/>
      <text:p text:style-name="Standard">5. IPC (inter-process communication)</text:p>
      <text:p text:style-name="Standard"/>
      <text:p text:style-name="Standard"/>
      <text:p text:style-name="Standard"/>
      <text:p text:style-name="Standard"/>
      <text:p text:style-name="Standard">//===========================</text:p>
      <text:p text:style-name="Standard">Linux kernel 源碼目錄結構</text:p>
      <text:p text:style-name="Standard"/>
      <text:p text:style-name="P1">1. kernel核心代碼</text:p>
      <text:p text:style-name="P1"/>
      <text:p text:style-name="P1">2.其他非核心代碼, <text:s/>庫文件(因為linux kernel是一個自包含內含,即內核不依賴其他任何軟件,自己就可以編譯通過),固件集合,KVM(虛擬機技術)</text:p>
      <text:p text:style-name="Standard"/>
      <text:p text:style-name="Standard">3.編譯腳本,配置文件,幫助文檔,版權說明等輔助性文件</text:p>
      <text:p text:style-name="Standard"/>
      <text:p text:style-name="Standard">include/ <text:s/>內和頭文件,需要提供給外部模塊(如用戶空間代碼,user space代碼)使用</text:p>
      <text:p text:style-name="Standard">kernel/ linux 內核的核心代碼,包含了process scheduler,dispose(進程調度) 子系統,以及process scheduler,dispose(進程調度)相關模塊</text:p>
      <text:p text:style-name="Standard">mm/ 內存管理子系統 memory management subsystem</text:p>
      <text:p text:style-name="Standard">fs/ <text:s/>VFS 子系統</text:p>
      <text:p text:style-name="Standard">net/ 不包括網路設備驅動的網路子系統</text:p>
      <text:p text:style-name="Standard">ipc/ IPC(進程間通信)子系統</text:p>
      <text:p text:style-name="Standard"><text:soft-page-break/>arch/ 體系結構相關代碼,如x86, arm...等</text:p>
      <text:p text:style-name="Standard"><text:tab/>arch/mach<text:tab/>具體machine/board相關的代碼</text:p>
      <text:p text:style-name="Standard"><text:tab/>arch/include/asm <text:s/>系統架構相關的header file</text:p>
      <text:p text:style-name="P2"><text:tab/>arch/boot/dts<text:tab/>設備樹 (device tree)文件</text:p>
      <text:p text:style-name="P2"/>
      <text:p text:style-name="P2">init/<text:tab/>linux系統啟動初始化的相關代碼</text:p>
      <text:p text:style-name="P2">block/ <text:s/>塊設備的層次</text:p>
      <text:p text:style-name="P3">sound/ 音頻相關的驅動及子系統,可以看作 “音頻子系統”</text:p>
      <text:p text:style-name="P3">drivers/ 設備驅動</text:p>
      <text:p text:style-name="P3">lib/ 需要在內核中使用的函式庫,如CRC,FIFO,list,MD5...等</text:p>
      <text:p text:style-name="P3">crypto/ 加密解密相關函式庫</text:p>
      <text:p text:style-name="P3">security/ 提供安全特性(SELinux)</text:p>
      <text:p text:style-name="P3">virt/ 提供虛擬機技術(KVM)的支持</text:p>
      <text:p text:style-name="P3">usr/ 用於生成inittramfs代碼</text:p>
      <text:p text:style-name="P3">firmware/ 保存用於驅動第三方設備的固件</text:p>
      <text:p text:style-name="P3"/>
      <text:p text:style-name="P3">sample/ 示例代碼</text:p>
      <text:p text:style-name="P3">tools/ 常用工具, 如性能剖析,自測試...等</text:p>
      <text:p text:style-name="P3"/>
      <text:p text:style-name="P3">Kconfig, Kbuild, Makefile, scripts/ 用於內核編譯的配置文件,腳本</text:p>
      <text:p text:style-name="P3"/>
      <text:p text:style-name="P3">COPYING<text:tab/> 版權聲明</text:p>
      <text:p text:style-name="P3">MAINTAINERS <text:tab/>維護者名單</text:p>
      <text:p text:style-name="P3">CREDITS Linux<text:tab/>主要的貢獻者名單</text:p>
      <text:p text:style-name="P3">REPORTING-BUGS<text:tab/> Bug上報的指南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4"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09:09:48.917501872</meta:creation-date>
    <dc:date>2020-01-25T09:47:59.693952563</dc:date>
    <meta:editing-duration>PT22M40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2" meta:paragraph-count="42" meta:word-count="469" meta:character-count="1110" meta:non-whitespace-character-count="1033"/>
  </office:meta>
</office:document-meta>
</file>